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1c775c" officeooo:paragraph-rsid="001c775c"/>
    </style:style>
    <style:style style:name="P2" style:family="paragraph" style:parent-style-name="Standard">
      <style:text-properties style:font-name="Courier New" style:text-underline-style="solid" style:text-underline-width="auto" style:text-underline-color="font-color" officeooo:rsid="001c775c" officeooo:paragraph-rsid="001c775c"/>
    </style:style>
    <style:style style:name="P3" style:family="paragraph" style:parent-style-name="Standard">
      <style:text-properties style:font-name="Courier New" officeooo:rsid="001c775c" officeooo:paragraph-rsid="001c775c"/>
    </style:style>
    <style:style style:name="P4" style:family="paragraph" style:parent-style-name="Standard">
      <style:text-properties officeooo:rsid="001fea2a" officeooo:paragraph-rsid="001fea2a"/>
    </style:style>
    <style:style style:name="P5" style:family="paragraph" style:parent-style-name="Standard">
      <style:text-properties officeooo:rsid="001ff041" officeooo:paragraph-rsid="001ff041"/>
    </style:style>
    <style:style style:name="P6" style:family="paragraph" style:parent-style-name="Standard">
      <style:text-properties officeooo:rsid="001ff041" officeooo:paragraph-rsid="00227b42"/>
    </style:style>
    <style:style style:name="T1" style:family="text">
      <style:text-properties officeooo:rsid="001cf4e3"/>
    </style:style>
    <style:style style:name="T2" style:family="text">
      <style:text-properties officeooo:rsid="001e687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f041" style:font-weight-asian="bold" style:font-weight-complex="bold"/>
    </style:style>
    <style:style style:name="T5" style:family="text">
      <style:text-properties fo:font-weight="bold" officeooo:rsid="0020efa4" style:font-weight-asian="bold" style:font-weight-complex="bold"/>
    </style:style>
    <style:style style:name="T6" style:family="text">
      <style:text-properties fo:font-weight="bold" officeooo:rsid="00227b42" style:font-weight-asian="bold" style:font-weight-complex="bold"/>
    </style:style>
    <style:style style:name="T7" style:family="text">
      <style:text-properties fo:font-weight="bold" officeooo:rsid="0022ace4" style:font-weight-asian="bold" style:font-weight-complex="bold"/>
    </style:style>
    <style:style style:name="T8" style:family="text">
      <style:text-properties officeooo:rsid="001ff041"/>
    </style:style>
    <style:style style:name="T9" style:family="text">
      <style:text-properties officeooo:rsid="0020efa4"/>
    </style:style>
    <style:style style:name="T10" style:family="text">
      <style:text-properties officeooo:rsid="00227b42"/>
    </style:style>
    <style:style style:name="T11" style:family="text">
      <style:text-properties fo:font-weight="normal" officeooo:rsid="0022ace4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3</text:p>
      <text:p text:style-name="P1"/>
      <text:section text:style-name="Sect1" text:name="Section1">
        <text:p text:style-name="P1">a)</text:p>
        <text:section text:style-name="Sect2" text:name="Section2">
          <text:p text:style-name="P2">W = 60u, L = 0.2u</text:p>
          <text:p text:style-name="P3"><text:s text:c="2"/>id <text:s text:c="6"/>579.1497u</text:p>
          <text:p text:style-name="P3"><text:s text:c="2"/>ibs <text:s text:c="5"/>0. <text:s text:c="3"/></text:p>
          <text:p text:style-name="P3"><text:s text:c="2"/>ibd <text:s text:c="5"/>0. <text:s text:c="3"/></text:p>
          <text:p text:style-name="P3"><text:s text:c="2"/>vgs <text:s text:c="5"/>600.0000m</text:p>
          <text:p text:style-name="P3"><text:s text:c="2"/>vds <text:s text:c="5"/>1.2209 </text:p>
          <text:p text:style-name="P3"><text:s text:c="2"/>vbs <text:s text:c="5"/>0. <text:s text:c="3"/></text:p>
          <text:p text:style-name="P3"><text:s text:c="2"/>vth <text:s text:c="5"/>488.9891m</text:p>
          <text:p text:style-name="P3"><text:s text:c="2"/>vdsat <text:s text:c="3"/>99.9223m</text:p>
          <text:p text:style-name="P3"><text:s text:c="2"/>vod <text:s text:c="5"/>111.0109m</text:p>
          <text:p text:style-name="P3"><text:s text:c="2"/>beta <text:s text:c="4"/>92.6323m</text:p>
          <text:p text:style-name="P3"><text:s text:c="2"/>gam eff <text:s/>594.4119m</text:p>
          <text:p text:style-name="P3"><text:s text:c="2"/>gm <text:s text:c="6"/>8.3567m</text:p>
          <text:p text:style-name="P3"><text:s text:c="2"/>gds <text:s text:c="5"/>174.6708u</text:p>
          <text:p text:style-name="P3"><text:s text:c="2"/>gmb <text:s text:c="5"/>2.0782m</text:p>
          <text:p text:style-name="P3"><text:s text:c="2"/>cdtot <text:s text:c="3"/>96.1583f</text:p>
          <text:p text:style-name="P3"><text:s text:c="2"/>cgtot <text:s text:c="3"/>169.4930f</text:p>
          <text:p text:style-name="P3"><text:s text:c="2"/>cstot <text:s text:c="3"/>147.6539f</text:p>
          <text:p text:style-name="P3"><text:s text:c="2"/>cbtot <text:s text:c="3"/>138.8192f</text:p>
          <text:p text:style-name="P3"><text:s text:c="2"/>cgs <text:s text:c="5"/>115.7595f</text:p>
          <text:p text:style-name="P3"><text:s text:c="2"/>cgd <text:s text:c="5"/>45.4229f</text:p>
          <text:p text:style-name="P2">W = 150u, L = 1u</text:p>
          <text:p text:style-name="P3"><text:s text:c="2"/>id <text:s text:c="6"/>531.7191u</text:p>
          <text:p text:style-name="P3"><text:s text:c="2"/>ibs <text:s text:c="5"/>0. <text:s text:c="3"/></text:p>
          <text:p text:style-name="P3"><text:s text:c="2"/>ibd <text:s text:c="5"/>0. <text:s text:c="3"/></text:p>
          <text:p text:style-name="P3"><text:s text:c="2"/>vgs <text:s text:c="5"/>600.0000m</text:p>
          <text:p text:style-name="P3"><text:s text:c="2"/>vds <text:s text:c="5"/>1.2683 </text:p>
          <text:p text:style-name="P3"><text:s text:c="2"/>vbs <text:s text:c="5"/>0. <text:s text:c="3"/></text:p>
          <text:p text:style-name="P3"><text:s text:c="2"/>vth <text:s text:c="5"/>417.0527m</text:p>
          <text:p text:style-name="P3"><text:s text:c="2"/>vdsat <text:s text:c="3"/>141.2833m</text:p>
          <text:p text:style-name="P3"><text:s text:c="2"/>vod <text:s text:c="5"/>182.9473m</text:p>
          <text:p text:style-name="P3"><text:s text:c="2"/>beta <text:s text:c="4"/>42.9514m</text:p>
          <text:p text:style-name="P3"><text:s text:c="2"/>gam eff <text:s/>594.4615m</text:p>
          <text:p text:style-name="P3"><text:s text:c="2"/>gm <text:s text:c="6"/>5.8974m</text:p>
          <text:p text:style-name="P3"><text:s text:c="2"/>gds <text:s text:c="5"/>51.2871u</text:p>
          <text:p text:style-name="P3"><text:s text:c="2"/>gmb <text:s text:c="5"/>1.6721m</text:p>
          <text:p text:style-name="P3"><text:s text:c="2"/>cdtot <text:s text:c="3"/>237.1224f</text:p>
          <text:p text:style-name="P3"><text:s text:c="2"/>cgtot <text:s text:c="3"/>1.2632p</text:p>
          <text:p text:style-name="P3"><text:s text:c="2"/>cstot <text:s text:c="3"/>821.4365f</text:p>
          <text:p text:style-name="P3"><text:s text:c="2"/>cbtot <text:s text:c="3"/>614.5851f</text:p>
          <text:p text:style-name="P3"><text:s text:c="2"/>cgs <text:s text:c="5"/>1.0906p</text:p>
          <text:p text:style-name="P3"><text:s text:c="2"/>cgd <text:s text:c="5"/>108.1243f</text:p>
        </text:section>
        <text:p text:style-name="P1"/>
        <text:p text:style-name="P1">(a.1) Vth is not the same in both cases. Vth is approximately 0.489V at first, and 0.417V after increasing the size of the MOSFET.</text:p>
        <text:p text:style-name="P1"/>
        <text:p text:style-name="P1">(a.2) <text:tab/>Cox = 8.85e^(-12) * 4.1/tox = <text:span text:style-name="T2">8.85m F/(m)^2</text:span></text:p>
        <text:p text:style-name="P1"><text:tab/><text:span text:style-name="T1">Kn = u0 * Cox = 234.6u A/V^2</text:span></text:p>
        <text:p text:style-name="P1"/>
        <text:p text:style-name="P4"><text:tab/>Ids = (Kn*W*(Vgs -Vth)^2)/(2L) = <text:span text:style-name="T3">434uA</text:span>, for (W/L) = 60u/0.2u</text:p>
        <text:p text:style-name="P4"><text:tab/>Ids = (Kn*W*(Vgs -Vth)^2)/(2L) = <text:span text:style-name="T3">589uA</text:span>, for (W/L) = 150u/1u</text:p>
        <text:p text:style-name="P4"/>
        <text:p text:style-name="P4">The error calculated is 145uA for the (W/L) = 60u/0.2u case, and -57uA for case (W/L) = 150u/1u.</text:p>
        <text:p text:style-name="P4"/>
        <text:p text:style-name="P4">(a.3) <text:tab/>gm = sqrt(2*Id*Kn*W/L) = <text:span text:style-name="T3">7.816mS</text:span>, for W/L = 60u/0.2u. Error is 8.35mS</text:p>
        <text:p text:style-name="P4"><text:tab/>gm = sqrt(2*Id*Kn*W/L) = <text:span text:style-name="T3">6.438mS</text:span>, for W/L = 150u/1u. Error is 5.89mS</text:p>
        <text:p text:style-name="P4"/>
        <text:p text:style-name="P4">(a.4)<text:tab/>rds = 1/(0.3*434u) = <text:span text:style-name="T3">7680ohms</text:span>, for W/L = 60u/0.2u</text:p>
        <text:p text:style-name="P4"><text:tab/><text:span text:style-name="T8">1/gds = 5725ohms, which means there is a difference of 1955 ohms.</text:span></text:p>
        <text:p text:style-name="P4"/>
        <text:p text:style-name="P4"><text:tab/><text:span text:style-name="T8">r</text:span>ds = 1/(<text:span text:style-name="T8">0.06</text:span>*589u) = <text:span text:style-name="T4">28.3k</text:span><text:span text:style-name="T3">ohms</text:span>, for W/L = <text:span text:style-name="T8">150</text:span>u/<text:span text:style-name="T8">1</text:span>u</text:p>
        <text:p text:style-name="P4"><text:tab/><text:span text:style-name="T8">1/gds = 19.5kohms, which means there is a difference of 8.8kohms</text:span></text:p>
        <text:p text:style-name="P4"/>
        <text:p text:style-name="P5">(a.5)<text:tab/><text:span text:style-name="T9">Cgs = (2/3)(W*L*Cox) + W*Cov = </text:span><text:span text:style-name="T5">0.4608fF</text:span><text:span text:style-name="T9">, for W/L = 60u/0.2u</text:span></text:p>
        <text:p text:style-name="P5"><text:tab/><text:span text:style-name="T10">Cgd = W*Cov = </text:span><text:span text:style-name="T6">0.4608fF</text:span></text:p>
        <text:p text:style-name="P5"><text:span text:style-name="T6"><text:tab/></text:span><text:span text:style-name="T11">Error is a difference of </text:span></text:p>
        <text:p text:style-name="P5"/>
        <text:p text:style-name="P6"><text:soft-page-break/><text:tab/><text:span text:style-name="T9">Cgs = (2/3)(W*L*Cox) + W*Cov = </text:span><text:span text:style-name="T5">11.52pF</text:span><text:span text:style-name="T9">, for W/l = 150u/1u</text:span></text:p>
        <text:p text:style-name="P6"><text:tab/><text:span text:style-name="T10">Cgd = W*Cov = </text:span><text:span text:style-name="T6">11.52pF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Morrison</meta:initial-creator>
    <meta:creation-date>2016-11-21T16:24:31.191833136</meta:creation-date>
    <dc:date>2016-11-21T18:25:56.821688948</dc:date>
    <dc:creator>Luke Morrison</dc:creator>
    <meta:editing-duration>PT14M4S</meta:editing-duration>
    <meta:editing-cycles>1</meta:editing-cycles>
    <meta:document-statistic meta:table-count="0" meta:image-count="0" meta:object-count="0" meta:page-count="2" meta:paragraph-count="61" meta:word-count="281" meta:character-count="1806" meta:non-whitespace-character-count="1292"/>
    <meta:generator>LibreOffice/4.3.7.2$Linux_X86_64 LibreOffice_project/430$Build-2</meta:generator>
  </office:meta>
</office:document-meta>
</file>